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58c0c"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58c0c"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4746d7"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4746d7" officeooo:paragraph-rsid="004746d7"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2" style:family="paragraph" style:parent-style-name="Text_20_body" style:master-page-name="">
      <loext:graphic-properties draw:fill="none" draw:fill-gradient-name="gradient" draw:fill-hatch-name="hatch"/>
      <style:paragraph-properties fo:margin-left="2cm" fo:margin-right="0cm" fo:margin-top="0cm" fo:margin-bottom="0.75cm" style:contextual-spacing="false" fo:line-height="200%" fo:text-indent="-2cm" style:auto-text-indent="false" style:page-number="auto" fo:background-color="transparent"/>
      <style:text-properties officeooo:paragraph-rsid="002e001c"/>
    </style:style>
    <style:style style:name="P13" style:family="paragraph" style:parent-style-name="Text_20_body" style:list-style-name="L1">
      <loext:graphic-properties draw:fill-hatch-name="hatch"/>
      <style:paragraph-properties fo:margin-top="0cm" fo:margin-bottom="0.499cm" style:contextual-spacing="false" fo:line-height="100%"/>
      <style:text-properties fo:font-size="14pt" officeooo:rsid="0028d6ad" officeooo:paragraph-rsid="0028d6ad"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4998de" style:font-size-asian="14pt" style:font-size-complex="14pt"/>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98de" style:font-size-asian="14pt" style:font-size-complex="14pt"/>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7" style:family="paragraph" style:parent-style-name="Text_20_body">
      <loext:graphic-properties draw:fill-hatch-name="hatch"/>
      <style:paragraph-properties fo:margin-top="0.101cm" fo:margin-bottom="0.101cm" style:contextual-spacing="false" fo:line-height="200%" fo:break-before="page"/>
      <style:text-properties fo:font-size="14pt" officeooo:paragraph-rsid="004c3485" style:font-size-asian="14pt" style:font-size-complex="14pt"/>
    </style:style>
    <style:style style:name="P18" style:family="paragraph" style:parent-style-name="Text_20_body" style:list-style-name="L1">
      <loext:graphic-properties draw:fill-hatch-name="hatch"/>
      <style:paragraph-properties fo:margin-top="0cm" fo:margin-bottom="0.25cm" style:contextual-spacing="false" fo:line-height="100%"/>
      <style:text-properties fo:font-size="14pt" officeooo:rsid="004998de" officeooo:paragraph-rsid="004998de" style:font-size-asian="14pt" style:font-size-complex="14pt"/>
    </style:style>
    <style:style style:name="P19"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20"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21" style:family="paragraph" style:parent-style-name="Text_20_body">
      <loext:graphic-properties draw:fill-hatch-name="hatch"/>
      <style:paragraph-properties fo:margin-top="0.101cm" fo:margin-bottom="0.499cm" style:contextual-spacing="false" fo:line-height="115%"/>
      <style:text-properties officeooo:paragraph-rsid="004bb859"/>
    </style:style>
    <style:style style:name="P22" style:family="paragraph" style:parent-style-name="Text_20_body">
      <loext:graphic-properties draw:fill-hatch-name="hatch"/>
      <style:paragraph-properties fo:margin-top="0cm" fo:margin-bottom="0.25cm" style:contextual-spacing="false" fo:line-height="115%" fo:break-before="page"/>
      <style:text-properties officeooo:paragraph-rsid="004bb859"/>
    </style:style>
    <style:style style:name="P23" style:family="paragraph" style:parent-style-name="Text_20_body" style:list-style-name="L2"/>
    <style:style style:name="P24" style:family="paragraph" style:parent-style-name="Text_20_body" style:list-style-name="L2">
      <style:text-properties officeooo:paragraph-rsid="004bb859"/>
    </style:style>
    <style:style style:name="P25" style:family="paragraph" style:parent-style-name="Text_20_body">
      <style:text-properties officeooo:paragraph-rsid="004bb859"/>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5b437" style:font-weight-asian="bold" style:font-weight-complex="bold"/>
    </style:style>
    <style:style style:name="T7" style:family="text">
      <style:text-properties fo:font-weight="bold" officeooo:rsid="002fe488" style:font-weight-asian="bold" style:font-weight-complex="bold"/>
    </style:style>
    <style:style style:name="T8" style:family="text">
      <style:text-properties officeooo:rsid="002c8a67"/>
    </style:style>
    <style:style style:name="T9" style:family="text">
      <style:text-properties fo:font-size="14pt" style:font-size-asian="14pt" style:font-size-complex="14pt"/>
    </style:style>
    <style:style style:name="T10" style:family="text">
      <style:text-properties fo:font-size="14pt" officeooo:rsid="0042820b"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officeooo:rsid="0032b6a9"/>
    </style:style>
    <style:style style:name="T13" style:family="text">
      <style:text-properties officeooo:rsid="0035852a"/>
    </style:style>
    <style:style style:name="T14" style:family="text">
      <style:text-properties fo:font-weight="normal" style:font-weight-asian="normal" style:font-weight-complex="normal"/>
    </style:style>
    <style:style style:name="T15" style:family="text">
      <style:text-properties fo:font-weight="normal" officeooo:rsid="004998de" style:font-weight-asian="normal" style:font-weight-complex="normal"/>
    </style:style>
    <style:style style:name="T16" style:family="text">
      <style:text-properties fo:font-weight="normal" officeooo:rsid="003dea23" style:font-weight-asian="normal" style:font-weight-complex="normal"/>
    </style:style>
    <style:style style:name="T17" style:family="text">
      <style:text-properties officeooo:rsid="003a90dc"/>
    </style:style>
    <style:style style:name="T18" style:family="text">
      <style:text-properties officeooo:rsid="003ad9c3"/>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2862eb"/>
    </style:style>
    <style:style style:name="T21" style:family="text">
      <style:text-properties officeooo:rsid="004746d7"/>
    </style:style>
    <style:style style:name="T22" style:family="text">
      <style:text-properties officeooo:rsid="0047800a"/>
    </style:style>
    <style:style style:name="T23" style:family="text">
      <style:text-properties officeooo:rsid="00484cd1"/>
    </style:style>
    <style:style style:name="T24" style:family="text">
      <style:text-properties officeooo:rsid="004998de"/>
    </style:style>
    <style:style style:name="T25" style:family="text">
      <style:text-properties style:text-position="super 58%"/>
    </style:style>
    <style:style style:name="T26" style:family="text">
      <style:text-properties officeooo:rsid="0049bc12"/>
    </style:style>
    <style:style style:name="T27" style:family="text">
      <style:text-properties officeooo:rsid="00278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all to Worship (Psalm 147:2-5) / Opening prayer (John A)</text:p>
      <text:p text:style-name="P25">Praise: <text:span text:style-name="Emphasis">To God Be The Glory</text:span></text:p>
      <text:p text:style-name="P25">Bible Reading: Isaiah 64 (Pam W)</text:p>
      <text:p text:style-name="P25">Mission Spot (Gaye M)</text:p>
      <text:p text:style-name="P25">Sunday School (Mook L)</text:p>
      <text:p text:style-name="P25">Praise: <text:span text:style-name="Emphasis">Yet Not I But Through Christ In Me</text:span></text:p>
      <text:p text:style-name="P25">Announcements (JA)</text:p>
      <text:p text:style-name="P25">Prayer for the church and the world  (JA)</text:p>
      <text:p text:style-name="P25">Bible reading: 2 Timothy 1:6-12 (MarJo A)</text:p>
      <text:p text:style-name="P25">Praise: <text:span text:style-name="Emphasis">Holy Spirit Living Breath of God</text:span></text:p>
      <text:p text:style-name="P25">Sermon: “GET OFF THE SHAME TRAIN” (Joshua Lyddy)</text:p>
      <text:p text:style-name="P25">Praise: <text:span text:style-name="Emphasis">For the Cause</text:span></text:p>
      <text:p text:style-name="P25">Benediction (JL)</text:p>
      <text:p text:style-name="P25"/>
      <text:p text:style-name="P25"><text:span text:style-name="Strong_20_Emphasis">Sermon Outline</text:span></text:p>
      <text:p text:style-name="P25">“GET OFF THE SHAME TRAIN”   (2 Timothy 1:6-12)</text:p>
      <text:p text:style-name="P25">Introduction</text:p>
      <text:list text:style-name="L2">
        <text:list-item>
          <text:p text:style-name="P24">You have received the Spirit</text:p>
        </text:list-item>
        <text:list-item>
          <text:p text:style-name="P24">You have a responsibility</text:p>
        </text:list-item>
        <text:list-item>
          <text:p text:style-name="P24">Remind yourself of the Gospel</text:p>
        </text:list-item>
        <text:list-item>
          <text:p text:style-name="P24">Do you really know him?</text:p>
        </text:list-item>
      </text:list>
      <text:p text:style-name="P25">Conclusion</text:p>
      <text:p text:style-name="P17"><text:span text:style-name="T6">Call to Worship</text:span><text:span text:style-name="T3"> </text:span><text:span text:style-name="T27">Psalm 147:2-5</text:span><text:span text:style-name="T3">/ </text:span>Opening prayer (John A)</text:p>
      <text:p text:style-name="P5"><text:span text:style-name="T5">Praise: </text:span><text:span text:style-name="Emphasis"><text:span text:style-name="T14">To God Be The Glory</text:span></text:span></text:p>
      <text:p text:style-name="P15"><text:span text:style-name="T5">Bible Reading:</text:span> Isaiah 64 (Pam W)</text:p>
      <text:p text:style-name="P5"><text:span text:style-name="Emphasis"><text:span text:style-name="T19">Mission Spot –</text:span></text:span><text:span text:style-name="Emphasis"><text:span text:style-name="T14"> </text:span></text:span><text:span text:style-name="Emphasis"><text:span text:style-name="T15">Operation Christmas Child </text:span></text:span><text:span text:style-name="Emphasis"><text:span text:style-name="T14">(Gaye M)</text:span></text:span></text:p>
      <text:p text:style-name="P6"><text:span text:style-name="T5">Sunday School:</text:span><text:span text:style-name="T14"> (Mook L)</text:span></text:p>
      <text:p text:style-name="P15"><text:span text:style-name="T5">Praise: </text:span><text:span text:style-name="Emphasis"><text:span text:style-name="T16">Yet Not I But Through Christ In Me</text:span></text:span></text:p>
      <text:p text:style-name="P11"><text:span text:style-name="T11">Announcements</text:span><text:span text:style-name="T9"> (John A)</text:span></text:p>
      <text:list text:style-name="L1">
        <text:list-item>
          <text:p text:style-name="P18"/>
        </text:list-item>
        <text:list-item>
          <text:p text:style-name="P18">Welcome to Joshua Lyddy</text:p>
        </text:list-item>
        <text:list-item>
          <text:p text:style-name="P18">Hope Explored commences today</text:p>
        </text:list-item>
        <text:list-item>
          <text:p text:style-name="P18">Working Bee 21<text:span text:style-name="T25">st</text:span></text:p>
        </text:list-item>
        <text:list-item>
          <text:p text:style-name="P13">Morning Tea and fellowship after the service</text:p>
        </text:list-item>
      </text:list>
      <text:p text:style-name="P3"><text:span text:style-name="T5">Prayer for the church and the world:</text:span> (<text:span text:style-name="T24">John A</text:span>)</text:p>
      <text:p text:style-name="P3"><text:span text:style-name="T7">B</text:span><text:span text:style-name="T5">ible Reading:</text:span> 2 Timothy 1:6-12 (MarJo A)</text:p>
      <text:p text:style-name="P4"><text:span text:style-name="T5">Praise:</text:span> <text:span text:style-name="T4">Holy Spirit Living Breath of God</text:span> (OFFERING)</text:p>
      <text:p text:style-name="P12"><text:span text:style-name="T11">Sermon:</text:span><text:span text:style-name="T9"> “GET OFF THE SHAME TRAIN” (Joshua Lyddy)</text:span></text:p>
      <text:p text:style-name="P2"><text:span text:style-name="T5">Praise:</text:span> <text:span text:style-name="T4">For the Cause</text:span></text:p>
      <text:p text:style-name="P2"><text:span text:style-name="T5">Benediction</text:span> (<text:span text:style-name="T24">Joshua L</text:span>)</text:p>
      <text:p text:style-name="P14">Opening Prayer (Psalm 147:2-5<text:span text:style-name="T8">)</text:span></text:p>
      <text:p text:style-name="P19"><text:span text:style-name="T24">[2] </text:span>The Lord builds up Jerusalem; he gathers the outcasts of Israel.</text:p>
      <text:p text:style-name="P20">[3] He heals the brokenhearted and binds up their wounds.</text:p>
      <text:p text:style-name="P20">[4] He determines the number of the stars; he gives to all of them their names.</text:p>
      <text:p text:style-name="P20">[5] <text:s/>Great is our Lord, and abundant in power; his understanding is beyond measure.</text:p>
      <text:p text:style-name="P7"><text:span text:style-name="T17">Heavenly </text:span>Father<text:span text:style-name="T12">,</text:span> we <text:span text:style-name="T26">are</text:span><text:span text:style-name="T21"> here today to </text:span><text:span text:style-name="T26">praise You for Your greatness in matters great as the stars of the heavens and as close as our broken hearts and wounded spirits</text:span><text:span text:style-name="T21">.</text:span></text:p>
      <text:p text:style-name="P8"><text:span text:style-name="T17">We thank You </text:span><text:span text:style-name="T21">that You </text:span><text:span text:style-name="T26">sent Jesus to take our place, to accept the punishment for our sins and in exchange to bestow on us the free gift of salvation, His righteousness in place of our shame</text:span><text:span text:style-name="T21">.</text:span></text:p>
      <text:p text:style-name="P10">We <text:span text:style-name="T26">commit</text:span> this time together to You so that Jesus may be lifted up, <text:span text:style-name="T26">and </text:span><text:span text:style-name="T22">that </text:span><text:span text:style-name="T26">w</text:span><text:span text:style-name="T22">e can </text:span><text:span text:style-name="T26">sing heartily of the great salvation He has made for us</text:span><text:span text:style-name="T22">.</text:span></text:p>
      <text:p text:style-name="P9"><text:span text:style-name="T18">I</text:span><text:span text:style-name="T13">n </text:span><text:span text:style-name="T22">His</text:span><text:span text:style-name="T18"> Mighty</text:span><text:span text:style-name="T13"> Name we pray</text:span><text:span text:style-name="T20">, Amen.</text:span></text:p>
      <text:p text:style-name="P21"><text:span text:style-name="T10">[</text:span><text:span text:style-name="Emphasis"><text:span text:style-name="T10">To God Be The Glory</text:span></text:span><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84cd1"/>
    </style:style>
    <style:style style:name="MT2" style:family="text">
      <style:text-properties officeooo:rsid="003f303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8</text:span><text:span text:style-name="MT2">th</text:span> <text:span text:style-name="MT1">Septem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9-07T16:31:52.633671793</dc:date>
    <meta:editing-duration>PT5H45M9S</meta:editing-duration>
    <meta:editing-cycles>42</meta:editing-cycles>
    <meta:generator>LibreOffice/24.2.5.2$Linux_X86_64 LibreOffice_project/420$Build-2</meta:generator>
    <meta:print-date>2024-08-24T20:40:00.969597710</meta:print-date>
    <meta:document-statistic meta:table-count="0" meta:image-count="0" meta:object-count="0" meta:page-count="3" meta:paragraph-count="50" meta:word-count="389" meta:character-count="2118" meta:non-whitespace-character-count="1782"/>
  </office:meta>
</office:document-meta>
</file>